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2.143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color="#2a6099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total #anomalies</text:p>
          </table:table-cell>
          <table:table-cell table:number-columns-repeated="3"/>
          <table:table-cell table:style-name="ce1" office:value-type="string" calcext:value-type="string">
            <text:p>real issues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B4]+[.B12]+[.B18]+[.B43]" office:value-type="float" office:value="576" calcext:value-type="float">
            <text:p>576</text:p>
          </table:table-cell>
          <table:table-cell table:number-columns-repeated="3"/>
          <table:table-cell table:style-name="ce1" table:formula="of:=[.F4]+[.F12]+[.F18]+[.F43]" office:value-type="float" office:value="420" calcext:value-type="float">
            <text:p>420</text:p>
          </table:table-cell>
          <table:table-cell/>
          <table:table-cell office:value-type="string" calcext:value-type="string">
            <text:p>tool with issue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bug reports / issues</text:p>
          </table:table-cell>
          <table:table-cell/>
        </table:table-row>
        <table:table-row table:style-name="ro3">
          <table:table-cell table:style-name="ce2" office:value-type="string" calcext:value-type="string">
            <text:p>concistency</text:p>
          </table:table-cell>
          <table:table-cell table:style-name="ce2" table:formula="of:=SUM([.C5:.C9])" office:value-type="float" office:value="74" calcext:value-type="float">
            <text:p>74</text:p>
          </table:table-cell>
          <table:table-cell table:style-name="ce4"/>
          <table:table-cell table:number-columns-repeated="2"/>
          <table:table-cell table:style-name="ce2" table:formula="of:=[.F5]+[.F7]+[.F9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LK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ermit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ug21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penlle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ug23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exception</text:p>
          </table:table-cell>
          <table:table-cell table:style-name="ce2" table:formula="of:=SUM([.C13:.C15])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2" table:formula="of:=[.F13]+[.F15]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ermit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/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related to issue 1159 of owl-api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Openllet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ug24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inference</text:p>
          </table:table-cell>
          <table:table-cell table:style-name="ce2" table:formula="of:=[.C19]+[.C24]+[.C30]+[.C40]" office:value-type="float" office:value="452" calcext:value-type="float">
            <text:p>452</text:p>
          </table:table-cell>
          <table:table-cell table:style-name="ce2"/>
          <table:table-cell table:number-columns-repeated="2"/>
          <table:table-cell table:style-name="ce2" table:formula="of:=[.F19]+[.F24]+[.F30]+[.F40]" office:value-type="float" office:value="363" calcext:value-type="float">
            <text:p>36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LK</text:p>
          </table:table-cell>
          <table:table-cell table:style-name="ce3" table:formula="of:=SUM([.D20:.D22])" office:value-type="float" office:value="61" calcext:value-type="float">
            <text:p>61</text:p>
          </table:table-cell>
          <table:table-cell table:number-columns-repeated="2"/>
          <table:table-cell table:style-name="ce3" table:formula="of:=SUM([.F20:.F2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issingSubClass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ssintSubObjPro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22</text:p>
          </table:table-cell>
          <table:table-cell office:value-type="string" calcext:value-type="string">
            <text:p>el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HermiT</text:p>
          </table:table-cell>
          <table:table-cell table:style-name="ce3" table:formula="of:=SUM([.D25:.D28])" office:value-type="float" office:value="201" calcext:value-type="float">
            <text:p>201</text:p>
          </table:table-cell>
          <table:table-cell table:number-columns-repeated="2"/>
          <table:table-cell table:style-name="ce3" table:formula="of:=SUM([.F25:.F28])"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nonConstant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taPropAssertion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bug30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dditionalSubPro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ug28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Openllet</text:p>
          </table:table-cell>
          <table:table-cell table:style-name="ce3" table:formula="of:=SUM([.D31:.D38])" office:value-type="float" office:value="183" calcext:value-type="float">
            <text:p>183</text:p>
          </table:table-cell>
          <table:table-cell table:number-columns-repeated="2"/>
          <table:table-cell table:style-name="ce3" table:formula="of:=SUM([.F31:.F38])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ymmetricPro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25 (related to bug23?)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symmetricPro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issue 87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lassAsser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g27 (related to bug23?)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unctionalDataPro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bug26 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rreflexiveObjPr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ug29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ssingBottomPro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ssue 85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othe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notEL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https://sankeymatic.com/build/?i=PTAEGUEMFsAcBsCmoBSB7ARhRkBOBjAC1ABMBLSAc1xgC4AoegQQDs1pJ4zEBnUAbQCsAXVBsALgFEAMszYcuvAQBYRoSQA98iWOLJoWc9p259%2BAdmWiAwgZ5ke4xC3wBPIwtMrBAJlEBJFgAzRFxnbUZ6WxZ7R3DXAQA2P1BrGQBpKLsHJxcEixsACVDoMgAVLJic%2BIE1awB5WGd4JHFGTW1dfRYVFMli3FKKjp09AwEAZlFJRubWxkCQsJdkfkSARmnF0PDEem3l7UmADlFCg9394J2VyeVE0XqLlaul3YFzUTRxQlD256O%2DAmAE5pjwAK4YazwSA8Hj0SQA1Y%2BTbqUpw8CQhFIgSoxHfX64Rjna6HZGg0CFSBsFjRRzUtokt63fgUwoEv70J6k978VH1HiuaAABVwaFgXJxQn5sKFovFkp5LJS9XwMLhTDhiuZgPWExVJEg4kg8ol3J1q2BD1A9SC4Jc4gAIkbINqboC1PUyLgwkF4G6yQIfFYbej7CxKAAhb4B3kTflhsgRzEYYWxlkhp4con2ABeyAA7qB1gAGMv0UCgYil8scXCUJOgeDFnwV0C4Ftt8TF45trA%2BEv0DCUUD4NDwNAdgDEQVnc67NBisDwzm7ADl6GwSIXQD5BG3iBNEm2eMv8EmR8pgX3J9uO4PKz9ENBkBg22OJ9Pjt%2Bf23xZBz3EBJ1noP00CLfBwVwAA3I0oOQEsADp90rJNCTIcQgjFaBQGNetEDaSsP0nUAp2BciKL%2DM8MISJDVHoGFXDQcFu1vUJQEgFjjD0fA2wAK3BRwyCCJjcDIBsYlADdKwEoSROcEg%2BGk9tEGg0IeEQahIFgYhlKNY0iCTMc4FaXhxDQMQcDCRwGMgDBEHgPhiOnMtXIfKsyG3KSD3EwguEoQhuyQwQUNAIIDEwgDkB4akeAAWg0sSgjbLgWF4aiI1AJDW0rMIYT0NS82QdZ1lCjhKBYYSEmBfcYXs%2BAWBgZBtKaPA%2BAATRPMh82LdyC0QXzu2Ucs6oc2D4HBZrYFa3AOrbO0WlgMJz3scZOsrWA0HsMYejstA1LbfrBtAYbB1G%2BBNu27oOK4kwKuLE8iGfZquPm71HFAezwrCPswkgABrTak27fdxsmsLJw4bsAHIABpEOhtslsQIIyA0UBocRysIVnNGMcRp8XzQWcNO7SBQGPSssGvIisrbEg6ZfY1QBfFgdpilh%2DsQIUjTIfBQHWpscjIaAME4altDm6B9uQfoSnKUA4qQ1zv1hxXlcSQRzHoaW1PUWYWBaAj1cQstlGUHw1aV03EmBY5W112WcRLNXlZqnxEiAA</text:p>
          </table:table-cell>
          <table:table-cell table:number-columns-repeated="6"/>
        </table:table-row>
      </table:table>
      <table:table table:name="diagram" table:style-name="ta1">
        <table:shapes>
          <draw:frame draw:z-index="0" draw:style-name="gr1" draw:text-style-name="P1" svg:width="11.0496in" svg:height="6.215in" svg:x="7.7in" svg:y="2.1484in">
            <draw:object draw:notify-on-update-of-ranges="diagram.A4:diagram.A44 diagram.D4:diagram.D44 diagram.C4:diagram.C44 diagram.B4:diagram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table:number-columns-repeated="4"/>
        </table:table-row>
        <table:table-row table:style-name="ro1">
          <table:table-cell table:style-name="ce1" office:value-type="string" calcext:value-type="string">
            <text:p>total anomalies</text:p>
          </table:table-cell>
          <table:table-cell table:number-columns-repeated="2"/>
          <table:table-cell table:style-name="ce1" table:formula="of:=[.B4]+[.B12]+[.B18]+[.B42]" office:value-type="float" office:value="576" calcext:value-type="float">
            <text:p>576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concistency</text:p>
          </table:table-cell>
          <table:table-cell table:style-name="ce2" table:formula="of:=SUM([.C5:.C9])" office:value-type="float" office:value="74" calcext:value-type="float">
            <text:p>74</text:p>
          </table:table-cell>
          <table:table-cell table:style-name="ce4"/>
          <table:table-cell/>
        </table:table-row>
        <table:table-row table:style-name="ro2">
          <table:table-cell table:style-name="ce3" office:value-type="string" calcext:value-type="string">
            <text:p>ELK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/>
        </table:table-row>
        <table:table-row table:style-name="ro2">
          <table:table-cell table:style-name="ce3"/>
          <table:table-cell/>
          <table:table-cell table:style-name="ce3"/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3" office:value-type="string" calcext:value-type="string">
            <text:p>Hermit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3"/>
          <table:table-cell/>
          <table:table-cell table:style-name="ce3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Openllet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3"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exception</text:p>
          </table:table-cell>
          <table:table-cell table:style-name="ce2" table:formula="of:=SUM([.C13:.C15])" office:value-type="float" office:value="45" calcext:value-type="float">
            <text:p>45</text:p>
          </table:table-cell>
          <table:table-cell table:style-name="ce4"/>
          <table:table-cell/>
        </table:table-row>
        <table:table-row table:style-name="ro2">
          <table:table-cell table:style-name="ce3" office:value-type="string" calcext:value-type="string">
            <text:p>Hermit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3"/>
          <table:table-cell/>
          <table:table-cell table:style-name="ce3"/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3" office:value-type="string" calcext:value-type="string">
            <text:p>Openllet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3"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inference</text:p>
          </table:table-cell>
          <table:table-cell table:style-name="ce2" table:formula="of:=[.C19]+[.C24]+[.C28]+[.C39]" office:value-type="float" office:value="452" calcext:value-type="float">
            <text:p>452</text:p>
          </table:table-cell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ELK</text:p>
          </table:table-cell>
          <table:table-cell/>
          <table:table-cell table:style-name="ce3" table:formula="of:=SUM([.D20:.D22])"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missingSubClass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missintSubObjProp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ermiT</text:p>
          </table:table-cell>
          <table:table-cell/>
          <table:table-cell table:style-name="ce3" table:formula="of:=SUM([.D25:.D26]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anonConstant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Openllet</text:p>
          </table:table-cell>
          <table:table-cell/>
          <table:table-cell table:style-name="ce3" table:formula="of:=SUM([.D29:.D37])" office:value-type="float" office:value="346" calcext:value-type="float">
            <text:p>346</text:p>
          </table:table-cell>
          <table:table-cell/>
        </table:table-row>
        <table:table-row table:style-name="ro2">
          <table:table-cell office:value-type="string" calcext:value-type="string">
            <text:p>symmetricProp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ymmetricProp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classAssertion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ataPropAssertion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functionalDataProp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irreflexiveObjProp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issingBottomProp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issingSubProp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other</text:p>
          </table:table-cell>
          <table:table-cell/>
          <table:table-cell table:style-name="ce3" table:formula="of:=[.D40]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notEL</text:p>
          </table:table-cell>
          <table:table-cell table:style-name="ce2" table:formula="of:=[.C43]" office:value-type="float" office:value="5" calcext:value-type="float">
            <text:p>5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table:formula="of:=[.D44]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26:30.309559536</meta:creation-date>
    <meta:generator>LibreOffice/7.3.7.2$Linux_X86_64 LibreOffice_project/30$Build-2</meta:generator>
    <dc:date>2024-12-06T10:30:48.102417582</dc:date>
    <meta:editing-duration>PT4H34M10S</meta:editing-duration>
    <meta:editing-cycles>15</meta:editing-cycles>
    <meta:document-statistic meta:table-count="2" meta:cell-count="1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5eb91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d4ea6b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1e6a39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9211e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chart-properties chart:solid-type="cuboid"/>
      <style:graphic-properties draw:fill-color="#ffa6a6"/>
    </style:style>
    <style:style style:name="ch21" style:family="chart">
      <style:chart-properties chart:solid-type="cuboid"/>
      <style:graphic-properties draw:fill-color="#ffd320"/>
    </style:style>
    <style:style style:name="ch22" style:family="chart">
      <style:chart-properties chart:solid-type="cuboid"/>
      <style:graphic-properties draw:fill-color="#729fcf"/>
    </style:style>
    <style:style style:name="ch23" style:family="chart">
      <style:chart-properties chart:solid-type="cuboid"/>
      <style:graphic-properties draw:fill-color="#3465a4"/>
    </style:style>
    <style:style style:name="ch24" style:family="chart">
      <style:chart-properties chart:solid-type="cuboid"/>
      <style:graphic-properties draw:fill-color="#bf819e"/>
    </style:style>
    <style:style style:name="ch25" style:family="chart">
      <style:chart-properties chart:solid-type="cuboid"/>
      <style:graphic-properties draw:fill-color="#6b5e9b"/>
    </style:style>
    <style:style style:name="ch26" style:family="chart">
      <style:chart-properties chart:solid-type="cuboid"/>
      <style:graphic-properties draw:fill-color="#50938a"/>
    </style:style>
    <style:style style:name="ch27" style:family="chart">
      <style:chart-properties chart:solid-type="cuboid"/>
      <style:graphic-properties draw:fill-color="#b4c7dc"/>
    </style:style>
    <style:style style:name="ch28" style:family="chart">
      <style:chart-properties chart:solid-type="cuboid"/>
      <style:graphic-properties draw:fill-color="#81aca6"/>
    </style:style>
    <style:style style:name="ch29" style:family="chart">
      <style:chart-properties chart:solid-type="cuboid"/>
      <style:graphic-properties draw:fill-color="#b3cac7"/>
    </style:style>
    <style:style style:name="ch30" style:family="chart">
      <style:chart-properties chart:solid-type="cuboid"/>
      <style:graphic-properties draw:fill-color="#77bc65"/>
    </style:style>
    <style:style style:name="ch31" style:family="chart">
      <style:chart-properties chart:solid-type="cuboid"/>
      <style:graphic-properties draw:fill-color="#c5000b"/>
    </style:style>
    <style:style style:name="ch32" style:family="chart">
      <style:chart-properties chart:solid-type="cuboid"/>
      <style:graphic-properties draw:fill-color="#000000"/>
    </style:style>
    <style:style style:name="ch33" style:family="chart" style:data-style-name="N0">
      <style:chart-properties chart:link-data-style-to-source="true"/>
      <style:graphic-properties draw:stroke="none" draw:fill-color="#1e6a39" dr3d:edge-rounding="5%"/>
      <style:text-properties fo:font-size="10pt" style:font-size-asian="10pt" style:font-size-complex="10pt"/>
    </style:style>
    <style:style style:name="ch34" style:family="chart">
      <style:chart-properties chart:solid-type="cuboid"/>
      <style:graphic-properties draw:fill-color="#7e0021"/>
    </style:style>
    <style:style style:name="ch35" style:family="chart">
      <style:chart-properties chart:solid-type="cuboid"/>
      <style:graphic-properties draw:fill-color="#314004"/>
    </style:style>
    <style:style style:name="ch36" style:family="chart">
      <style:chart-properties chart:solid-type="cuboid"/>
      <style:graphic-properties draw:fill-color="#dee6ef"/>
    </style:style>
    <style:style style:name="ch3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38" style:family="chart">
      <style:chart-properties chart:solid-type="cuboid"/>
      <style:graphic-properties draw:fill-color="#81d41a"/>
    </style:style>
    <style:style style:name="ch39" style:family="chart">
      <style:chart-properties chart:solid-type="cuboid"/>
      <style:graphic-properties draw:fill-color="#ff0000"/>
    </style:style>
    <style:style style:name="ch40" style:family="chart">
      <style:chart-properties chart:solid-type="cuboid"/>
      <style:graphic-properties draw:fill-color="#63bbee"/>
    </style:style>
    <style:style style:name="ch41" style:family="chart">
      <style:graphic-properties draw:stroke="solid" svg:stroke-color="#b3b3b3" draw:fill="none" draw:fill-color="#e6e6e6"/>
    </style:style>
    <style:style style:name="ch42" style:family="chart">
      <style:graphic-properties svg:stroke-color="#b3b3b3" draw:fill-color="#cccccc"/>
    </style:style>
  </office:automatic-styles>
  <office:body>
    <office:chart>
      <chart:chart svg:width="28.067cm" svg:height="15.787cm" xlink:href=".." xlink:type="simple" chart:class="chart:ring" chart:column-mapping="2 1 0" chart:style-name="ch1">
        <chart:legend chart:legend-position="end" svg:x="20.92cm" svg:y="2.614cm" style:legend-expansion="high" chart:style-name="ch2"/>
        <chart:plot-area chart:style-name="ch3" table:cell-range-address="diagram.A4:diagram.D44" chart:data-source-has-labels="column" svg:x="0.561cm" svg:y="0.315cm" svg:width="19.798cm" svg:height="15.157cm">
          <chart:coordinate-region svg:x="2.882cm" svg:y="0.316cm" svg:width="15.156cm" svg:height="15.156cm"/>
          <chart:axis chart:dimension="x" chart:name="primary-x" chart:style-name="ch4" chartooo:axis-type="auto">
            <chartooo:date-scale/>
            <chart:categories table:cell-range-address="diagram.A4:diagram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.D4:diagram.D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21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24"/>
            <chart:data-point chart:style-name="ch25"/>
            <chart:data-point chart:style-name="ch19"/>
            <chart:data-point chart:style-name="ch8"/>
            <chart:data-point chart:style-name="ch26"/>
            <chart:data-point chart:style-name="ch27"/>
            <chart:data-point chart:style-name="ch11"/>
            <chart:data-point chart:style-name="ch22"/>
            <chart:data-point chart:style-name="ch28"/>
            <chart:data-point chart:style-name="ch23"/>
            <chart:data-point chart:style-name="ch29"/>
            <chart:data-point chart:style-name="ch30"/>
            <chart:data-point chart:style-name="ch22"/>
            <chart:data-point chart:style-name="ch31"/>
            <chart:data-point chart:style-name="ch19"/>
            <chart:data-point chart:style-name="ch23"/>
            <chart:data-point chart:style-name="ch9"/>
            <chart:data-point chart:style-name="ch21"/>
            <chart:data-point chart:style-name="ch11"/>
            <chart:data-point chart:style-name="ch32"/>
          </chart:series>
          <chart:series chart:style-name="ch33" chart:values-cell-range-address="diagram.C4:diagram.C44" chart:class="chart:circle">
            <chart:data-point chart:style-name="ch8"/>
            <chart:data-point chart:style-name="ch10"/>
            <chart:data-point chart:style-name="ch21"/>
            <chart:data-point chart:style-name="ch12"/>
            <chart:data-point chart:style-name="ch34"/>
            <chart:data-point chart:style-name="ch14"/>
            <chart:data-point chart:style-name="ch35"/>
            <chart:data-point chart:style-name="ch15"/>
            <chart:data-point chart:style-name="ch16"/>
            <chart:data-point chart:style-name="ch18"/>
            <chart:data-point chart:style-name="ch31"/>
            <chart:data-point chart:style-name="ch20"/>
            <chart:data-point chart:style-name="ch8"/>
            <chart:data-point chart:style-name="ch9"/>
            <chart:data-point chart:style-name="ch21"/>
            <chart:data-point chart:style-name="ch36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29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23"/>
            <chart:data-point chart:style-name="ch8"/>
            <chart:data-point chart:style-name="ch9"/>
            <chart:data-point chart:style-name="ch21"/>
            <chart:data-point chart:style-name="ch32"/>
            <chart:data-point chart:style-name="ch34"/>
          </chart:series>
          <chart:series chart:style-name="ch37" chart:values-cell-range-address="diagram.B4:diagram.B44" chart:class="chart:circle">
            <chart:data-point chart:style-name="ch38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39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40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32"/>
            <chart:data-point chart:style-name="ch11"/>
            <chart:data-point chart:style-name="ch34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cistency</text:p>
                <draw:g>
                  <svg:desc>diagram.A4:diagram.A44</svg:desc>
                </draw:g>
              </table:table-cell>
              <table:table-cell office:value-type="float" office:value="NaN">
                <text:p>NaN</text:p>
                <draw:g>
                  <svg:desc>diagram.D4:diagram.D44</svg:desc>
                </draw:g>
              </table:table-cell>
              <table:table-cell office:value-type="float" office:value="NaN">
                <text:p>NaN</text:p>
                <draw:g>
                  <svg:desc>diagram.C4:diagram.C44</svg:desc>
                </draw:g>
              </table:table-cell>
              <table:table-cell office:value-type="float" office:value="74">
                <text:p>74</text:p>
                <draw:g>
                  <svg:desc>diagram.B4:diagram.B44</svg:desc>
                </draw:g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ep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renc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SubClass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tSubObjProp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onConstant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mmetricProp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ymmetricProp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Asserti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PropAssertio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nctionalDataProp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reflexiveObjProp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BottomProp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SubProp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